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78H50M48.676051S" calcext:value-type="time">
            <text:p>978:50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4H17M14.537S" calcext:value-type="time">
            <text:p>04:17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4H17M14.537S" calcext:value-type="time">
            <text:p>04:1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08:05:00.6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5T12:11:30.347000000</dc:date>
    <meta:editing-duration>P42DT19H39M27S</meta:editing-duration>
    <meta:editing-cycles>1140</meta:editing-cycles>
    <meta:generator>LibreOffice/7.2.6.2$Windows_X86_64 LibreOffice_project/b0ec3a565991f7569a5a7f5d24fed7f52653d754</meta:generator>
    <meta:document-statistic meta:table-count="2" meta:cell-count="1453" meta:object-count="0"/>
  </office:meta>
</office:document-meta>
</file>